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Monaco" svg:font-family="Monac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1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1" fo:border-bottom="0.5pt solid #000001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style:font-name="Monaco" fo:font-size="11pt" fo:language="en" fo:country="US" style:font-size-asian="11pt" style:font-size-complex="11pt"/>
    </style:style>
    <style:style style:name="P10" style:family="paragraph" style:parent-style-name="Standard">
      <loext:graphic-properties draw:fill="solid" draw:fill-color="#ffffff"/>
      <style:paragraph-properties fo:margin-top="0cm" fo:margin-bottom="0.529cm" loext:contextual-spacing="false" fo:text-align="justify" style:justify-single-word="false" fo:hyphenation-ladder-count="no-limit" fo:background-color="#ffffff"/>
      <style:text-properties fo:hyphenate="true" fo:hyphenation-remain-char-count="2" fo:hyphenation-push-char-count="2"/>
    </style:style>
    <style:style style:name="P11" style:family="paragraph" style:parent-style-name="Standard" style:list-style-name="WWNum7">
      <loext:graphic-properties draw:fill="solid" draw:fill-color="#ffffff"/>
      <style:paragraph-properties fo:margin-left="0.529cm" fo:margin-right="0cm" fo:text-align="justify" style:justify-single-word="false" fo:hyphenation-ladder-count="no-limit" fo:text-indent="-0.635cm" style:auto-text-indent="false" fo:background-color="#ffffff"/>
      <style:text-properties fo:hyphenate="true" fo:hyphenation-remain-char-count="2" fo:hyphenation-push-char-count="2"/>
    </style:style>
    <style:style style:name="P12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13" style:family="paragraph" style:parent-style-name="List_20_Paragraph">
      <style:paragraph-properties fo:text-align="justify" style:justify-single-word="false"/>
    </style:style>
    <style:style style:name="P14" style:family="paragraph" style:parent-style-name="List_20_Paragraph" style:list-style-name="WWNum8">
      <style:paragraph-properties fo:text-align="justify" style:justify-single-word="false"/>
    </style:style>
    <style:style style:name="P15" style:family="paragraph" style:parent-style-name="List_20_Paragraph">
      <style:paragraph-properties fo:text-align="justify" style:justify-single-word="false"/>
      <style:text-properties style:font-name="Monaco" fo:font-size="11pt" fo:language="en" fo:country="US" style:font-size-asian="11pt" style:font-size-complex="11pt"/>
    </style:style>
    <style:style style:name="P16" style:family="paragraph" style:parent-style-name="List_20_Paragraph">
      <style:paragraph-properties fo:text-align="justify" style:justify-single-word="false"/>
      <style:text-properties style:font-name="Monaco" fo:font-size="11pt" style:font-size-asian="11pt" style:font-size-complex="11pt"/>
    </style:style>
    <style:style style:name="P17" style:family="paragraph" style:parent-style-name="List_20_Paragraph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18" style:family="paragraph" style:parent-style-name="List_20_Paragraph">
      <style:text-properties fo:color="#000000" fo:background-color="#ffffff"/>
    </style:style>
    <style:style style:name="P1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0" style:family="paragraph" style:parent-style-name="Normal_20__28_Web_29_">
      <loext:graphic-properties draw:fill="solid" draw:fill-color="#ffffff"/>
      <style:paragraph-properties fo:margin-top="0cm" fo:margin-bottom="0cm" loext:contextual-spacing="false" fo:text-align="justify" style:justify-single-word="false" fo:background-color="#ffffff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fo:color="#000000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fo:language="en" fo:country="US" fo:font-weight="bold" style:font-size-asian="14pt" style:font-weight-asian="bold" style:font-size-complex="14pt"/>
    </style:style>
    <style:style style:name="T7" style:family="text">
      <style:text-properties fo:color="#00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color="#000000" fo:font-size="14pt" style:font-size-asian="14pt" style:font-size-complex="14pt" style:font-weight-complex="bold"/>
    </style:style>
    <style:style style:name="T10" style:family="text">
      <style:text-properties fo:color="#000000" fo:font-size="14pt" fo:font-style="italic" fo:font-weight="bold" fo:background-color="#ffffff" loext:char-shading-value="0" style:font-size-asian="14pt" style:font-style-asian="italic" style:font-weight-asian="bold" style:font-size-complex="14pt"/>
    </style:style>
    <style:style style:name="T11" style:family="text">
      <style:text-properties fo:color="#000000" fo:font-size="14pt" fo:background-color="#ffffff" loext:char-shading-value="0" style:font-size-asian="14pt" style:font-size-complex="14pt"/>
    </style:style>
    <style:style style:name="T12" style:family="text">
      <style:text-properties fo:color="#000000" style:font-name="Arial" style:font-name-complex="Arial1"/>
    </style:style>
    <style:style style:name="T13" style:family="text">
      <style:text-properties fo:color="#000000" style:font-name="Arial" fo:font-weight="bold" style:font-weight-asian="bold" style:font-name-complex="Arial1" style:font-weight-complex="bold"/>
    </style:style>
    <style:style style:name="T14" style:family="text">
      <style:text-properties fo:color="#000000" style:font-name="Arial" fo:font-weight="bold" style:language-asian="ru" style:country-asian="RU" style:font-weight-asian="bold" style:font-name-complex="Arial1" style:font-weight-complex="bold"/>
    </style:style>
    <style:style style:name="T15" style:family="text">
      <style:text-properties fo:color="#000000" style:font-name="Arial" style:language-asian="ru" style:country-asian="RU" style:font-name-complex="Arial1"/>
    </style:style>
    <style:style style:name="T16" style:family="text">
      <style:text-properties fo:color="#000000" fo:background-color="#ffffff" loext:char-shading-value="0"/>
    </style:style>
    <style:style style:name="T17" style:family="text">
      <style:text-properties fo:color="#000000" fo:language="en" fo:country="US" fo:background-color="#ffffff" loext:char-shading-value="0"/>
    </style:style>
    <style:style style:name="T18" style:family="text">
      <style:text-properties fo:color="#000000"/>
    </style:style>
    <style:style style:name="T19" style:family="text">
      <style:text-properties style:font-name="Monaco" fo:font-size="11pt" fo:language="en" fo:country="US" style:font-size-asian="11pt" style:font-size-complex="11pt"/>
    </style:style>
    <style:style style:name="T20" style:family="text">
      <style:text-properties style:font-name="Monaco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МИНОБРНАУКИ РОССИИ</text:span></text:p>
      <text:p text:style-name="P1"><text:span text:style-name="T1">Санкт-Петербургский государственный</text:span></text:p>
      <text:p text:style-name="P1"><text:span text:style-name="T1">электротехнический университет</text:span></text:p>
      <text:p text:style-name="P1"><text:span text:style-name="T1">«ЛЭТИ» им. В.И. Ульянова (Ленина)</text:span></text:p>
      <text:p text:style-name="P1"><text:span text:style-name="T3">Кафедра</text:span><text:span text:style-name="T7"> математического обеспечения и применения ЭВМ</text:span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19"><text:span text:style-name="Book_20_Title"><text:span text:style-name="T2">отчет</text:span></text:span></text:p>
      <text:p text:style-name="P1"><text:span text:style-name="T7">по лабораторной работе №1</text:span></text:p>
      <text:p text:style-name="P1"><text:span text:style-name="T7">по дисциплине «Программирование»</text:span></text:p>
      <text:p text:style-name="P1"><text:span text:style-name="Book_20_Title"><text:span text:style-name="T8">Тема: Обзор стандартной библиотеки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<text:span text:style-name="T4">Студент гр.</text:span><text:span text:style-name="T8"> 6303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7"><text:span text:style-name="T8">Ченцов Д.А.</text:span>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4">Преподаватель</text:span>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7"><text:span text:style-name="T8">Чайка К.В.</text:span></text:p>
          </table:table-cell>
        </table:table-row>
      </table:table>
      <text:p text:style-name="P5"/>
      <text:p text:style-name="P5"/>
      <text:p text:style-name="P1"><text:span text:style-name="T5">Санкт-Петербург</text:span></text:p>
      <text:p text:style-name="P1"><text:span text:style-name="T9">2017</text:span></text:p>
      <text:p text:style-name="P7"/>
      <text:p text:style-name="P20"><text:soft-page-break/><text:span text:style-name="T3">Цель работы:</text:span></text:p>
      <text:p text:style-name="P20"><text:span text:style-name="T12">Напишите программу, на вход которой подается текст на </text:span><text:span text:style-name="T13">английском</text:span><text:span text:style-name="T12"> языке (длина текста не превышает </text:span><text:span text:style-name="T13">1000</text:span><text:span text:style-name="T12"> символов) и слово </text:span><text:span text:style-name="T13">str</text:span><text:span text:style-name="T12"> (длина слова не превышает </text:span><text:span text:style-name="T13">30</text:span><text:span text:style-name="T12"> знаков). Слова в тексте разделены пробелами или точкой. Программа должна вывести строку "exists", если </text:span><text:span text:style-name="T13">str</text:span><text:span text:style-name="T12"> в тексте есть и "doesn't exist" в противном случае.</text:span></text:p>
      <text:p text:style-name="P10"><text:span text:style-name="T15">Программа должна реализовать следующий алгоритм:</text:span></text:p>
      <text:list xml:id="list7488544497105707449" text:style-name="WWNum7">
        <text:list-item>
          <text:p text:style-name="P11"><text:span text:style-name="T15">разбить текст на слова, используя</text:span><text:span text:style-name="T14"> функции стандартной библиотеки</text:span></text:p>
        </text:list-item>
        <text:list-item>
          <text:p text:style-name="P11"><text:span text:style-name="T15">отсортировать слова, используя алгоритм быстрой сортировки (см. </text:span><text:span text:style-name="T14">функции стандартной библиотеки</text:span><text:span text:style-name="T15">)</text:span></text:p>
        </text:list-item>
        <text:list-item>
          <text:p text:style-name="P11"><text:span text:style-name="T15">определить, присутствует ли в тексте </text:span><text:span text:style-name="T14">str</text:span><text:span text:style-name="T15">, используя алгоритм двоичного поиска (для реализации алгоритма двоичного поиска используйте </text:span><text:span text:style-name="T14">функцию стандартной библиотеки)</text:span></text:p>
        </text:list-item>
        <text:list-item>
          <text:p text:style-name="P11"><text:span text:style-name="T15">вывести строку "exists", если </text:span><text:span text:style-name="T14">str</text:span><text:span text:style-name="T15"> в тексте есть и "doesn't exist" в противном случае.</text:span></text:p>
        </text:list-item>
      </text:list>
      <text:p text:style-name="P6"/>
      <text:p text:style-name="P6"/>
      <text:p text:style-name="P8"><text:span text:style-name="T3">Ход</text:span><text:span text:style-name="T6"> </text:span><text:span text:style-name="T3">работы</text:span><text:span text:style-name="T6">:</text:span></text:p>
      <text:list xml:id="list5836494426108023104" text:style-name="WWNum8">
        <text:list-item>
          <text:p text:style-name="P14"><text:span text:style-name="T3">Исходный код</text:span></text:p>
        </text:list-item>
      </text:list>
      <text:p text:style-name="P13"><text:span text:style-name="T19">#include &lt;stdio.h&gt;</text:span></text:p>
      <text:p text:style-name="P13"><text:span text:style-name="T19">#include &lt;stdlib.h&gt;</text:span></text:p>
      <text:p text:style-name="P13"><text:span text:style-name="T19">#include &lt;string.h&gt;</text:span></text:p>
      <text:p text:style-name="P15"/>
      <text:p text:style-name="P13"><text:span text:style-name="T19">int cmp_str(const void * p1, const void * p2) //</text:span><text:span text:style-name="T20">определение</text:span><text:span text:style-name="T19"> </text:span><text:span text:style-name="T20">функции</text:span><text:span text:style-name="T19"> </text:span><text:span text:style-name="T20">сравнения</text:span><text:span text:style-name="T19"> </text:span><text:span text:style-name="T20">слов</text:span></text:p>
      <text:p text:style-name="P13"><text:span text:style-name="T19">{</text:span></text:p>
      <text:p text:style-name="P13"><text:span text:style-name="T19">return *(char*)p1 - *(char*)p2;</text:span></text:p>
      <text:p text:style-name="P13"><text:span text:style-name="T19">}</text:span></text:p>
      <text:p text:style-name="P9"/>
      <text:p text:style-name="P13"><text:span text:style-name="T19">int main(){</text:span></text:p>
      <text:p text:style-name="P9"/>
      <text:p text:style-name="P13"><text:span text:style-name="T19">char str[1000];</text:span></text:p>
      <text:p text:style-name="P13"><text:span text:style-name="T19">fgets(str, 1001, stdin);</text:span></text:p>
      <text:p text:style-name="P15"/>
      <text:p text:style-name="P13"><text:span text:style-name="T19">char str_array [1000] [30];</text:span></text:p>
      <text:p text:style-name="P9"/>
      <text:p text:style-name="P13"><text:span text:style-name="T19">int len=0;</text:span></text:p>
      <text:p text:style-name="P9"/>
      <text:p text:style-name="P13"><text:span text:style-name="T20">char *pch = strtok (str," .\n"); //во втором параметре указаны разделители (пробел, точка, элемент переноса строки)</text:span></text:p>
      <text:p text:style-name="P16"/>
      <text:p text:style-name="P13"><text:span text:style-name="T20">while (pch != NULL) //пока есть лексемы</text:span></text:p>
      <text:p text:style-name="P13"><text:span text:style-name="T19">{</text:span></text:p>
      <text:p text:style-name="P13"><text:span text:style-name="T19">strcpy(str_array[len], pch);</text:span></text:p>
      <text:p text:style-name="P13"><text:span text:style-name="T19">pch = strtok (NULL, " .\n");</text:span></text:p>
      <text:p text:style-name="P13"><text:span text:style-name="T19">len++;</text:span></text:p>
      <text:p text:style-name="P15"/>
      <text:p text:style-name="P13"><text:span text:style-name="T19">}</text:span></text:p>
      <text:p text:style-name="P15"/>
      <text:p text:style-name="P13"><text:span text:style-name="T19">//</text:span><text:span text:style-name="T20">сортировка</text:span><text:span text:style-name="T19">//</text:span></text:p>
      <text:p text:style-name="P15"/>
      <text:p text:style-name="P13"><text:span text:style-name="T19">qsort(str_array[0], len, 30, cmp_str);</text:span></text:p>
      <text:p text:style-name="P15"/>
      <text:p text:style-name="P15"><text:soft-page-break/></text:p>
      <text:p text:style-name="P13"><text:span text:style-name="T20">//двоичный поиск слова в массиве//</text:span></text:p>
      <text:p text:style-name="P16"/>
      <text:p text:style-name="P13"><text:span text:style-name="T19">char key[4]="str";</text:span></text:p>
      <text:p text:style-name="P15"/>
      <text:p text:style-name="P13"><text:span text:style-name="T19">int * ptrItem = (int*) bsearch(key, str_array[0], len, 30, cmp_str);</text:span></text:p>
      <text:p text:style-name="P13"><text:span text:style-name="T19">if (ptrItem != NULL){</text:span></text:p>
      <text:p text:style-name="P13"><text:span text:style-name="T19">printf("exists");</text:span></text:p>
      <text:p text:style-name="P13"><text:span text:style-name="T19">}</text:span></text:p>
      <text:p text:style-name="P13"><text:span text:style-name="T19">else{</text:span></text:p>
      <text:p text:style-name="P13"><text:span text:style-name="T19">printf("doesn't exist");</text:span></text:p>
      <text:p text:style-name="P13"><text:span text:style-name="T19">}</text:span></text:p>
      <text:p text:style-name="P15"/>
      <text:p text:style-name="P15"/>
      <text:p text:style-name="P13"><text:span text:style-name="T19">return 0;</text:span></text:p>
      <text:p text:style-name="P13"><text:span text:style-name="T19">}</text:span></text:p>
      <text:p text:style-name="P15"/>
      <text:p text:style-name="P15"/>
      <text:p text:style-name="P15"/>
      <text:list xml:id="list164320868089686" text:continue-numbering="true" text:style-name="WWNum8">
        <text:list-item>
          <text:p text:style-name="P14"><text:span text:style-name="T3">Описание процедуры загрузки файла на </text:span><text:span text:style-name="T6">github</text:span></text:p>
        </text:list-item>
      </text:list>
      <text:p text:style-name="P17"/>
      <text:p text:style-name="List_20_Paragraph"><text:span text:style-name="T16">В репозитории создана ветка </text:span><text:span text:style-name="T17">chentsov</text:span><text:span text:style-name="T16">_2</text:span><text:span text:style-name="T17">sem</text:span><text:span text:style-name="T16">_</text:span><text:span text:style-name="T17">lab</text:span><text:span text:style-name="T16">1 с помощью команды «git checkout -b </text:span><text:span text:style-name="T17">chentsov</text:span><text:span text:style-name="T16">_2</text:span><text:span text:style-name="T17">sem</text:span><text:span text:style-name="T16">_</text:span><text:span text:style-name="T17">lab</text:span><text:span text:style-name="T16">1»</text:span><text:span text:style-name="T18"><text:line-break/></text:span><text:span text:style-name="T16">Папка с кодом программы и отчетом перемещена в репозиторий командами</text:span><text:span text:style-name="apple-converted-space"><text:span text:style-name="T16"> </text:span></text:span><text:span text:style-name="T18"><text:line-break/></text:span><text:span text:style-name="T16">«git add lab1»</text:span><text:span text:style-name="apple-converted-space"><text:span text:style-name="T16"> </text:span></text:span><text:span text:style-name="T18"><text:line-break/></text:span><text:span text:style-name="T16">«git commit -m «</text:span><text:span text:style-name="T17">lab</text:span><text:span text:style-name="T16">1_2</text:span><text:span text:style-name="T17">sem</text:span><text:span text:style-name="T16">»</text:span><text:span text:style-name="apple-converted-space"><text:span text:style-name="T16"> </text:span></text:span><text:span text:style-name="T18"><text:line-break/></text:span><text:span text:style-name="T16">«git push origin </text:span><text:span text:style-name="T17">chentsov</text:span><text:span text:style-name="T16">_2</text:span><text:span text:style-name="T17">sem</text:span><text:span text:style-name="T16">_</text:span><text:span text:style-name="T17">lab</text:span><text:span text:style-name="T16">1»</text:span><text:span text:style-name="apple-converted-space"><text:span text:style-name="T16"> </text:span></text:span><text:span text:style-name="T18"><text:line-break/></text:span><text:span text:style-name="T16">После чего был сделан pull request на ветку master</text:span></text:p>
      <text:p text:style-name="P18"/>
      <text:p text:style-name="P18"/>
      <text:p text:style-name="List_20_Paragraph"><text:span text:style-name="T10">Вывод:</text:span><text:span text:style-name="T11"> </text:span><text:span text:style-name="T16">в ходе лабораторной работы был отработан навык работы с функциями стандартных библиотек Си, написан алгоритм разбиения предложения на отдельные лексемы, сортировки массива слов по алфавиту и определение на вхождение данного слова в массиве отсортированных слов, используя функции стандартных библиотек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Monaco" svg:font-family="Monac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language-asian="ru" style:country-asian="RU" fo:hyphenate="true" fo:hyphenation-remain-char-count="2" fo:hyphenation-push-char-count="2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pl-k" style:family="text" style:parent-style-name="Default_20_Paragraph_20_Font"/>
    <style:style style:name="pl-s" style:family="text" style:parent-style-name="Default_20_Paragraph_20_Font"/>
    <style:style style:name="pl-pds" style:family="text" style:parent-style-name="Default_20_Paragraph_20_Font"/>
    <style:style style:name="pl-en" style:family="text" style:parent-style-name="Default_20_Paragraph_20_Font"/>
    <style:style style:name="pl-c1" style:family="text" style:parent-style-name="Default_20_Paragraph_20_Font"/>
    <style:style style:name="pl-cce" style:family="text" style:parent-style-name="Default_20_Paragraph_20_Font"/>
    <style:style style:name="apple-converted-space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Arial" fo:font-family="Arial" style:font-family-generic="roman" style:font-pitch="variable"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анил Ильяшук</meta:initial-creator>
    <dc:creator>Данил Ченцов</dc:creator>
    <meta:editing-cycles>9</meta:editing-cycles>
    <meta:creation-date>2016-12-22T15:50:00</meta:creation-date>
    <dc:date>2017-03-02T10:15:00</dc:date>
    <meta:editing-duration>PT28M</meta:editing-duration>
    <meta:generator>LibreOffice/5.1.4.2$Linux_X86_64 LibreOffice_project/10m0$Build-2</meta:generator>
    <meta:document-statistic meta:table-count="1" meta:image-count="0" meta:object-count="0" meta:page-count="3" meta:paragraph-count="59" meta:word-count="350" meta:character-count="2527" meta:non-whitespace-character-count="2238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